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'Liberation Mono', Menlo, Courier, monospace"/>
    <style:font-face style:name="Lohit Devanagari1" svg:font-family="'Lohit Devanagari'"/>
    <style:font-face style:name="Roboto" svg:font-family="Roboto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paragraph-properties fo:margin-left="0cm" fo:margin-right="0cm" fo:margin-top="0cm" fo:margin-bottom="0.318cm" loext:contextual-spacing="false" style:line-height-at-least="0.476cm" fo:orphans="2" fo:widows="2" fo:text-indent="0cm" style:auto-text-indent="false"/>
    </style:style>
    <style:style style:name="P2" style:family="paragraph" style:parent-style-name="List_20_Contents">
      <style:paragraph-properties fo:margin-left="2.058cm" fo:margin-right="0cm" fo:margin-top="0cm" fo:margin-bottom="0.265cm" loext:contextual-spacing="false" fo:orphans="2" fo:widows="2" fo:text-indent="0cm" style:auto-text-indent="false"/>
      <style:text-properties fo:font-variant="normal" fo:text-transform="none" style:font-name="Roboto" fo:font-size="10.5pt" fo:letter-spacing="normal" fo:font-style="normal" fo:font-weight="normal"/>
    </style:style>
    <style:style style:name="P3" style:family="paragraph" style:parent-style-name="List_20_Contents">
      <style:paragraph-properties fo:margin-left="2.058cm" fo:margin-right="0cm" fo:margin-top="0cm" fo:margin-bottom="0.265cm" loext:contextual-spacing="false" style:line-height-at-least="0.476cm" fo:orphans="2" fo:widows="2" fo:text-indent="0cm" style:auto-text-indent="false"/>
    </style:style>
    <style:style style:name="P4" style:family="paragraph" style:parent-style-name="List_20_Heading">
      <style:paragraph-properties fo:margin-left="0cm" fo:margin-right="0cm" fo:margin-top="0.635cm" fo:margin-bottom="0.318cm" loext:contextual-spacing="false" style:line-height-at-least="0.476cm" fo:orphans="2" fo:widows="2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.318cm" loext:contextual-spacing="false" style:line-height-at-least="0.476cm" fo:orphans="2" fo:widows="2" fo:text-indent="0cm" style:auto-text-indent="false"/>
    </style:style>
    <style:style style:name="T1" style:family="text">
      <style:text-properties fo:font-variant="normal" fo:text-transform="none" style:font-name="Roboto" fo:font-size="10.5pt" fo:letter-spacing="normal" fo:font-style="normal" fo:font-weight="normal"/>
    </style:style>
    <style:style style:name="T2" style:family="text">
      <style:text-properties fo:font-variant="normal" fo:text-transform="none" fo:color="#006600" style:font-name="Consolas" fo:font-size="9.75pt" fo:letter-spacing="normal" fo:font-style="normal" fo:font-weight="normal"/>
    </style:style>
    <style:style style:name="T3" style:family="text">
      <style:text-properties fo:font-variant="normal" fo:text-transform="none" fo:color="#039be5" style:text-line-through-style="none" style:text-line-through-type="none" style:font-name="Consolas" fo:font-size="9.75pt" fo:letter-spacing="normal" fo:font-style="normal" style:text-underline-style="none" fo:font-weight="normal" style:text-blinking="false"/>
    </style:style>
    <style:style style:name="T4" style:family="text">
      <style:text-properties fo:font-variant="normal" fo:text-transform="none" style:text-line-through-style="none" style:text-line-through-type="none" style:font-name="Roboto" fo:font-size="18pt" fo:letter-spacing="normal" fo:font-style="normal" style:text-underline-style="none" fo:font-weight="normal" style:text-blinking="false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bookmark text:name="IntentSpec"/><text:a xlink:type="simple" xlink:href="https://android-doc.github.io/tools/help/shell.html" text:style-name="Internet_20_link" text:visited-style-name="Visited_20_Internet_20_Link"><text:span text:style-name="T4">Specification for &lt;INTENT&gt; arguments</text:span></text:a></text:h>
      <text:p text:style-name="P5"><text:span text:style-name="T1"/></text:p>
      <text:p text:style-name="P5"><text:span text:style-name="T1">For activity manager commands that take a </text:span><text:span text:style-name="Source_20_Text"><text:span text:style-name="T2">&lt;INTENT&gt;</text:span></text:span><text:span text:style-name="T1"> argument, you can specify the intent with the following options:</text:span></text:p>
      <text:p text:style-name="P4"><text:span text:style-name="Source_20_Text"><text:span text:style-name="T2">-a &lt;ACTION&gt;</text:span></text:span></text:p>
      <text:p text:style-name="P2">Specify the intent action, such as "android.intent.action.VIEW". You can declare this only once.</text:p>
      <text:p text:style-name="P4"><text:span text:style-name="Source_20_Text"><text:span text:style-name="T2">-d &lt;DATA_URI&gt;</text:span></text:span></text:p>
      <text:p text:style-name="P2">Specify the intent data URI, such as "content://contacts/people/1". You can declare this only once.</text:p>
      <text:p text:style-name="P4"><text:span text:style-name="Source_20_Text"><text:span text:style-name="T2">-t &lt;MIME_TYPE&gt;</text:span></text:span></text:p>
      <text:p text:style-name="P2">Specify the intent MIME type, such as "image/png". You can declare this only once.</text:p>
      <text:p text:style-name="P4"><text:span text:style-name="Source_20_Text"><text:span text:style-name="T2">-c &lt;CATEGORY&gt;</text:span></text:span></text:p>
      <text:p text:style-name="P2">Specify an intent category, such as "android.intent.category.APP_CONTACTS".</text:p>
      <text:p text:style-name="P4"><text:span text:style-name="Source_20_Text"><text:span text:style-name="T2">-n &lt;COMPONENT&gt;</text:span></text:span></text:p>
      <text:p text:style-name="P2">Specify the component name with package name prefix to create an explicit intent, such as "com.example.app/.ExampleActivity".</text:p>
      <text:p text:style-name="P4"><text:span text:style-name="Source_20_Text"><text:span text:style-name="T2">-f &lt;FLAGS&gt;</text:span></text:span></text:p>
      <text:p text:style-name="P3"><text:span text:style-name="T1">Add flags to the intent, as supported by </text:span><text:a xlink:type="simple" xlink:href="https://android-doc.github.io/reference/android/content/Intent.html#setFlags(int)" text:style-name="Internet_20_link" text:visited-style-name="Visited_20_Internet_20_Link"><text:span text:style-name="Source_20_Text"><text:span text:style-name="T3">setFlags()</text:span></text:span></text:a><text:span text:style-name="T1">.</text:span></text:p>
      <text:p text:style-name="P4"><text:span text:style-name="Source_20_Text"><text:span text:style-name="T2">--esn &lt;EXTRA_KEY&gt;</text:span></text:span></text:p>
      <text:p text:style-name="P2">Add a null extra. This option is not supported for URI intents.</text:p>
      <text:p text:style-name="P4"><text:span text:style-name="Source_20_Text"><text:span text:style-name="T2">-e|--es &lt;EXTRA_KEY&gt; &lt;EXTRA_STRING_VALUE&gt;</text:span></text:span></text:p>
      <text:p text:style-name="P2">Add string data as a key-value pair.</text:p>
      <text:p text:style-name="P4"><text:span text:style-name="Source_20_Text"><text:span text:style-name="T2">--ez &lt;EXTRA_KEY&gt; &lt;EXTRA_BOOLEAN_VALUE&gt;</text:span></text:span></text:p>
      <text:p text:style-name="P2">Add boolean data as a key-value pair.</text:p>
      <text:p text:style-name="P4"><text:span text:style-name="Source_20_Text"><text:span text:style-name="T2">--ei &lt;EXTRA_KEY&gt; &lt;EXTRA_INT_VALUE&gt;</text:span></text:span></text:p>
      <text:p text:style-name="P2"><text:soft-page-break/>Add integer data as a key-value pair.</text:p>
      <text:p text:style-name="P4"><text:span text:style-name="Source_20_Text"><text:span text:style-name="T2">--el &lt;EXTRA_KEY&gt; &lt;EXTRA_LONG_VALUE&gt;</text:span></text:span></text:p>
      <text:p text:style-name="P2">Add long data as a key-value pair.</text:p>
      <text:p text:style-name="P4"><text:span text:style-name="Source_20_Text"><text:span text:style-name="T2">--ef &lt;EXTRA_KEY&gt; &lt;EXTRA_FLOAT_VALUE&gt;</text:span></text:span></text:p>
      <text:p text:style-name="P2">Add float data as a key-value pair.</text:p>
      <text:p text:style-name="P4"><text:span text:style-name="Source_20_Text"><text:span text:style-name="T2">--eu &lt;EXTRA_KEY&gt; &lt;EXTRA_URI_VALUE&gt;</text:span></text:span></text:p>
      <text:p text:style-name="P2">Add URI data as a key-value pair.</text:p>
      <text:p text:style-name="P4"><text:span text:style-name="Source_20_Text"><text:span text:style-name="T2">--ecn &lt;EXTRA_KEY&gt; &lt;EXTRA_COMPONENT_NAME_VALUE&gt;</text:span></text:span></text:p>
      <text:p text:style-name="P3"><text:span text:style-name="T1">Add a component name, which is converted and passed as a </text:span><text:a xlink:type="simple" xlink:href="https://android-doc.github.io/reference/android/content/ComponentName.html" text:style-name="Internet_20_link" text:visited-style-name="Visited_20_Internet_20_Link"><text:span text:style-name="Source_20_Text"><text:span text:style-name="T3">ComponentName</text:span></text:span></text:a><text:span text:style-name="T1"> object.</text:span></text:p>
      <text:p text:style-name="P4"><text:span text:style-name="Source_20_Text"><text:span text:style-name="T2">--eia &lt;EXTRA_KEY&gt; &lt;EXTRA_INT_VALUE&gt;[,&lt;EXTRA_INT_VALUE...]</text:span></text:span></text:p>
      <text:p text:style-name="P2">Add an array of integers.</text:p>
      <text:p text:style-name="P4"><text:span text:style-name="Source_20_Text"><text:span text:style-name="T2">--ela &lt;EXTRA_KEY&gt; &lt;EXTRA_LONG_VALUE&gt;[,&lt;EXTRA_LONG_VALUE...]</text:span></text:span></text:p>
      <text:p text:style-name="P2">Add an array of longs.</text:p>
      <text:p text:style-name="P4"><text:span text:style-name="Source_20_Text"><text:span text:style-name="T2">--efa &lt;EXTRA_KEY&gt; &lt;EXTRA_FLOAT_VALUE&gt;[,&lt;EXTRA_FLOAT_VALUE...]</text:span></text:span></text:p>
      <text:p text:style-name="P2">Add an array of floats.</text:p>
      <text:p text:style-name="P4"><text:span text:style-name="Source_20_Text"><text:span text:style-name="T2">--grant-read-uri-permission</text:span></text:span></text:p>
      <text:p text:style-name="P3"><text:span text:style-name="T1">Include the flag </text:span><text:a xlink:type="simple" xlink:href="https://android-doc.github.io/reference/android/content/Intent.html#FLAG_GRANT_READ_URI_PERMISSION" text:style-name="Internet_20_link" text:visited-style-name="Visited_20_Internet_20_Link"><text:span text:style-name="Source_20_Text"><text:span text:style-name="T3">FLAG_GRANT_READ_URI_PERMISSION</text:span></text:span></text:a><text:span text:style-name="T1">.</text:span></text:p>
      <text:p text:style-name="P4"><text:span text:style-name="Source_20_Text"><text:span text:style-name="T2">--grant-write-uri-permission</text:span></text:span></text:p>
      <text:p text:style-name="P3"><text:span text:style-name="T1">Include the flag </text:span><text:a xlink:type="simple" xlink:href="https://android-doc.github.io/reference/android/content/Intent.html#FLAG_GRANT_WRITE_URI_PERMISSION" text:style-name="Internet_20_link" text:visited-style-name="Visited_20_Internet_20_Link"><text:span text:style-name="Source_20_Text"><text:span text:style-name="T3">FLAG_GRANT_WRITE_URI_PERMISSION</text:span></text:span></text:a><text:span text:style-name="T1">.</text:span></text:p>
      <text:p text:style-name="P4"><text:span text:style-name="Source_20_Text"><text:span text:style-name="T2">--debug-log-resolution</text:span></text:span></text:p>
      <text:p text:style-name="P3"><text:span text:style-name="T1">Include the flag </text:span><text:a xlink:type="simple" xlink:href="https://android-doc.github.io/reference/android/content/Intent.html#FLAG_DEBUG_LOG_RESOLUTION" text:style-name="Internet_20_link" text:visited-style-name="Visited_20_Internet_20_Link"><text:span text:style-name="Source_20_Text"><text:span text:style-name="T3">FLAG_DEBUG_LOG_RESOLUTION</text:span></text:span></text:a><text:span text:style-name="T1">.</text:span></text:p>
      <text:p text:style-name="P4"><text:span text:style-name="Source_20_Text"><text:span text:style-name="T2">--exclude-stopped-packages</text:span></text:span></text:p>
      <text:p text:style-name="P3"><text:span text:style-name="T1">Include the flag </text:span><text:a xlink:type="simple" xlink:href="https://android-doc.github.io/reference/android/content/Intent.html#FLAG_EXCLUDE_STOPPED_PACKAGES" text:style-name="Internet_20_link" text:visited-style-name="Visited_20_Internet_20_Link"><text:span text:style-name="Source_20_Text"><text:span text:style-name="T3">FLAG_EXCLUDE_STOPPED_PACKAGES</text:span></text:span></text:a><text:span text:style-name="T1">.</text:span></text:p>
      <text:p text:style-name="P4"><text:soft-page-break/><text:span text:style-name="Source_20_Text"><text:span text:style-name="T2">--include-stopped-packages</text:span></text:span></text:p>
      <text:p text:style-name="P3"><text:span text:style-name="T1">Include the flag </text:span><text:a xlink:type="simple" xlink:href="https://android-doc.github.io/reference/android/content/Intent.html#FLAG_INCLUDE_STOPPED_PACKAGES" text:style-name="Internet_20_link" text:visited-style-name="Visited_20_Internet_20_Link"><text:span text:style-name="Source_20_Text"><text:span text:style-name="T3">FLAG_INCLUDE_STOPPED_PACKAGES</text:span></text:span></text:a><text:span text:style-name="T1">.</text:span></text:p>
      <text:p text:style-name="P4"><text:span text:style-name="Source_20_Text"><text:span text:style-name="T2">--activity-brought-to-front</text:span></text:span></text:p>
      <text:p text:style-name="P3"><text:span text:style-name="T1">Include the flag </text:span><text:a xlink:type="simple" xlink:href="https://android-doc.github.io/reference/android/content/Intent.html#FLAG_ACTIVITY_BROUGHT_TO_FRONT" text:style-name="Internet_20_link" text:visited-style-name="Visited_20_Internet_20_Link"><text:span text:style-name="Source_20_Text"><text:span text:style-name="T3">FLAG_ACTIVITY_BROUGHT_TO_FRONT</text:span></text:span></text:a><text:span text:style-name="T1">.</text:span></text:p>
      <text:p text:style-name="P4"><text:span text:style-name="Source_20_Text"><text:span text:style-name="T2">--activity-clear-top</text:span></text:span></text:p>
      <text:p text:style-name="P3"><text:span text:style-name="T1">Include the flag </text:span><text:a xlink:type="simple" xlink:href="https://android-doc.github.io/reference/android/content/Intent.html#FLAG_ACTIVITY_CLEAR_TOP" text:style-name="Internet_20_link" text:visited-style-name="Visited_20_Internet_20_Link"><text:span text:style-name="Source_20_Text"><text:span text:style-name="T3">FLAG_ACTIVITY_CLEAR_TOP</text:span></text:span></text:a><text:span text:style-name="T1">.</text:span></text:p>
      <text:p text:style-name="P4"><text:span text:style-name="Source_20_Text"><text:span text:style-name="T2">--activity-clear-when-task-reset</text:span></text:span></text:p>
      <text:p text:style-name="P3"><text:span text:style-name="T1">Include the flag </text:span><text:a xlink:type="simple" xlink:href="https://android-doc.github.io/reference/android/content/Intent.html#FLAG_ACTIVITY_CLEAR_WHEN_TASK_RESET" text:style-name="Internet_20_link" text:visited-style-name="Visited_20_Internet_20_Link"><text:span text:style-name="Source_20_Text"><text:span text:style-name="T3">FLAG_ACTIVITY_CLEAR_WHEN_TASK_RESET</text:span></text:span></text:a><text:span text:style-name="T1">.</text:span></text:p>
      <text:p text:style-name="P4"><text:span text:style-name="Source_20_Text"><text:span text:style-name="T2">--activity-exclude-from-recents</text:span></text:span></text:p>
      <text:p text:style-name="P3"><text:span text:style-name="T1">Include the flag </text:span><text:a xlink:type="simple" xlink:href="https://android-doc.github.io/reference/android/content/Intent.html#FLAG_ACTIVITY_EXCLUDE_FROM_RECENTS" text:style-name="Internet_20_link" text:visited-style-name="Visited_20_Internet_20_Link"><text:span text:style-name="Source_20_Text"><text:span text:style-name="T3">FLAG_ACTIVITY_EXCLUDE_FROM_RECENTS</text:span></text:span></text:a><text:span text:style-name="T1">.</text:span></text:p>
      <text:p text:style-name="P4"><text:span text:style-name="Source_20_Text"><text:span text:style-name="T2">--activity-launched-from-history</text:span></text:span></text:p>
      <text:p text:style-name="P3"><text:span text:style-name="T1">Include the flag </text:span><text:a xlink:type="simple" xlink:href="https://android-doc.github.io/reference/android/content/Intent.html#FLAG_ACTIVITY_LAUNCHED_FROM_HISTORY" text:style-name="Internet_20_link" text:visited-style-name="Visited_20_Internet_20_Link"><text:span text:style-name="Source_20_Text"><text:span text:style-name="T3">FLAG_ACTIVITY_LAUNCHED_FROM_HISTORY</text:span></text:span></text:a><text:span text:style-name="T1">.</text:span></text:p>
      <text:p text:style-name="P4"><text:span text:style-name="Source_20_Text"><text:span text:style-name="T2">--activity-multiple-task</text:span></text:span></text:p>
      <text:p text:style-name="P3"><text:span text:style-name="T1">Include the flag </text:span><text:a xlink:type="simple" xlink:href="https://android-doc.github.io/reference/android/content/Intent.html#FLAG_ACTIVITY_MULTIPLE_TASK" text:style-name="Internet_20_link" text:visited-style-name="Visited_20_Internet_20_Link"><text:span text:style-name="Source_20_Text"><text:span text:style-name="T3">FLAG_ACTIVITY_MULTIPLE_TASK</text:span></text:span></text:a><text:span text:style-name="T1">.</text:span></text:p>
      <text:p text:style-name="P4"><text:span text:style-name="Source_20_Text"><text:span text:style-name="T2">--activity-no-animation</text:span></text:span></text:p>
      <text:p text:style-name="P3"><text:span text:style-name="T1">Include the flag </text:span><text:a xlink:type="simple" xlink:href="https://android-doc.github.io/reference/android/content/Intent.html#FLAG_ACTIVITY_NO_ANIMATION" text:style-name="Internet_20_link" text:visited-style-name="Visited_20_Internet_20_Link"><text:span text:style-name="Source_20_Text"><text:span text:style-name="T3">FLAG_ACTIVITY_NO_ANIMATION</text:span></text:span></text:a><text:span text:style-name="T1">.</text:span></text:p>
      <text:p text:style-name="P4"><text:span text:style-name="Source_20_Text"><text:span text:style-name="T2">--activity-no-history</text:span></text:span></text:p>
      <text:p text:style-name="P3"><text:span text:style-name="T1">Include the flag </text:span><text:a xlink:type="simple" xlink:href="https://android-doc.github.io/reference/android/content/Intent.html#FLAG_ACTIVITY_NO_HISTORY" text:style-name="Internet_20_link" text:visited-style-name="Visited_20_Internet_20_Link"><text:span text:style-name="Source_20_Text"><text:span text:style-name="T3">FLAG_ACTIVITY_NO_HISTORY</text:span></text:span></text:a><text:span text:style-name="T1">.</text:span></text:p>
      <text:p text:style-name="P4"><text:span text:style-name="Source_20_Text"><text:span text:style-name="T2">--activity-no-user-action</text:span></text:span></text:p>
      <text:p text:style-name="P3"><text:span text:style-name="T1">Include the flag </text:span><text:a xlink:type="simple" xlink:href="https://android-doc.github.io/reference/android/content/Intent.html#FLAG_ACTIVITY_NO_USER_ACTION" text:style-name="Internet_20_link" text:visited-style-name="Visited_20_Internet_20_Link"><text:span text:style-name="Source_20_Text"><text:span text:style-name="T3">FLAG_ACTIVITY_NO_USER_ACTION</text:span></text:span></text:a><text:span text:style-name="T1">.</text:span></text:p>
      <text:p text:style-name="P4"><text:span text:style-name="Source_20_Text"><text:span text:style-name="T2">--activity-previous-is-top</text:span></text:span></text:p>
      <text:p text:style-name="P3"><text:span text:style-name="T1">Include the flag </text:span><text:a xlink:type="simple" xlink:href="https://android-doc.github.io/reference/android/content/Intent.html#FLAG_ACTIVITY_PREVIOUS_IS_TOP" text:style-name="Internet_20_link" text:visited-style-name="Visited_20_Internet_20_Link"><text:span text:style-name="Source_20_Text"><text:span text:style-name="T3">FLAG_ACTIVITY_PREVIOUS_IS_TOP</text:span></text:span></text:a><text:span text:style-name="T1">.</text:span></text:p>
      <text:p text:style-name="P4"><text:span text:style-name="Source_20_Text"><text:span text:style-name="T2">--activity-reorder-to-front</text:span></text:span></text:p>
      <text:p text:style-name="P3"><text:span text:style-name="T1">Include the flag </text:span><text:a xlink:type="simple" xlink:href="https://android-doc.github.io/reference/android/content/Intent.html#FLAG_ACTIVITY_REORDER_TO_FRONT" text:style-name="Internet_20_link" text:visited-style-name="Visited_20_Internet_20_Link"><text:span text:style-name="Source_20_Text"><text:span text:style-name="T3">FLAG_ACTIVITY_REORDER_TO_FRONT</text:span></text:span></text:a><text:span text:style-name="T1">.</text:span></text:p>
      <text:p text:style-name="P4"><text:soft-page-break/><text:span text:style-name="Source_20_Text"><text:span text:style-name="T2">--activity-reset-task-if-needed</text:span></text:span></text:p>
      <text:p text:style-name="P3"><text:span text:style-name="T1">Include the flag </text:span><text:a xlink:type="simple" xlink:href="https://android-doc.github.io/reference/android/content/Intent.html#FLAG_ACTIVITY_RESET_TASK_IF_NEEDED" text:style-name="Internet_20_link" text:visited-style-name="Visited_20_Internet_20_Link"><text:span text:style-name="Source_20_Text"><text:span text:style-name="T3">FLAG_ACTIVITY_RESET_TASK_IF_NEEDED</text:span></text:span></text:a><text:span text:style-name="T1">.</text:span></text:p>
      <text:p text:style-name="P4"><text:span text:style-name="Source_20_Text"><text:span text:style-name="T2">--activity-single-top</text:span></text:span></text:p>
      <text:p text:style-name="P3"><text:span text:style-name="T1">Include the flag </text:span><text:a xlink:type="simple" xlink:href="https://android-doc.github.io/reference/android/content/Intent.html#FLAG_ACTIVITY_SINGLE_TOP" text:style-name="Internet_20_link" text:visited-style-name="Visited_20_Internet_20_Link"><text:span text:style-name="Source_20_Text"><text:span text:style-name="T3">FLAG_ACTIVITY_SINGLE_TOP</text:span></text:span></text:a><text:span text:style-name="T1">.</text:span></text:p>
      <text:p text:style-name="P4"><text:span text:style-name="Source_20_Text"><text:span text:style-name="T2">--activity-clear-task</text:span></text:span></text:p>
      <text:p text:style-name="P3"><text:span text:style-name="T1">Include the flag </text:span><text:a xlink:type="simple" xlink:href="https://android-doc.github.io/reference/android/content/Intent.html#FLAG_ACTIVITY_CLEAR_TASK" text:style-name="Internet_20_link" text:visited-style-name="Visited_20_Internet_20_Link"><text:span text:style-name="Source_20_Text"><text:span text:style-name="T3">FLAG_ACTIVITY_CLEAR_TASK</text:span></text:span></text:a><text:span text:style-name="T1">.</text:span></text:p>
      <text:p text:style-name="P4"><text:span text:style-name="Source_20_Text"><text:span text:style-name="T2">--activity-task-on-home</text:span></text:span></text:p>
      <text:p text:style-name="P3"><text:span text:style-name="T1">Include the flag </text:span><text:a xlink:type="simple" xlink:href="https://android-doc.github.io/reference/android/content/Intent.html#FLAG_ACTIVITY_TASK_ON_HOME" text:style-name="Internet_20_link" text:visited-style-name="Visited_20_Internet_20_Link"><text:span text:style-name="Source_20_Text"><text:span text:style-name="T3">FLAG_ACTIVITY_TASK_ON_HOME</text:span></text:span></text:a><text:span text:style-name="T1">.</text:span></text:p>
      <text:p text:style-name="P4"><text:span text:style-name="Source_20_Text"><text:span text:style-name="T2">--receiver-registered-only</text:span></text:span></text:p>
      <text:p text:style-name="P3"><text:span text:style-name="T1">Include the flag </text:span><text:a xlink:type="simple" xlink:href="https://android-doc.github.io/reference/android/content/Intent.html#FLAG_RECEIVER_REGISTERED_ONLY" text:style-name="Internet_20_link" text:visited-style-name="Visited_20_Internet_20_Link"><text:span text:style-name="Source_20_Text"><text:span text:style-name="T3">FLAG_RECEIVER_REGISTERED_ONLY</text:span></text:span></text:a><text:span text:style-name="T1">.</text:span></text:p>
      <text:p text:style-name="P4"><text:span text:style-name="Source_20_Text"><text:span text:style-name="T2">--receiver-replace-pending</text:span></text:span></text:p>
      <text:p text:style-name="P3"><text:span text:style-name="T1">Include the flag </text:span><text:a xlink:type="simple" xlink:href="https://android-doc.github.io/reference/android/content/Intent.html#FLAG_RECEIVER_REPLACE_PENDING" text:style-name="Internet_20_link" text:visited-style-name="Visited_20_Internet_20_Link"><text:span text:style-name="Source_20_Text"><text:span text:style-name="T3">FLAG_RECEIVER_REPLACE_PENDING</text:span></text:span></text:a><text:span text:style-name="T1">.</text:span></text:p>
      <text:p text:style-name="P4"><text:span text:style-name="Source_20_Text"><text:span text:style-name="T2">--selector</text:span></text:span></text:p>
      <text:p text:style-name="P3"><text:span text:style-name="T1">Requires the use of </text:span><text:span text:style-name="Source_20_Text"><text:span text:style-name="T2">-d</text:span></text:span><text:span text:style-name="T1"> and </text:span><text:span text:style-name="Source_20_Text"><text:span text:style-name="T2">-t</text:span></text:span><text:span text:style-name="T1"> options to set the intent data and type.</text:span></text:p>
      <text:p text:style-name="P4"><text:span text:style-name="Source_20_Text"><text:span text:style-name="T2">&lt;URI&gt; &lt;COMPONENT&gt; &lt;PACKAGE&gt;</text:span></text:span></text:p>
      <text:p text:style-name="P2">You can directly specify a URI, package name, and component name when not qualified by one of the above options. When an argument is unqualified, the tool assumes the argument is a URI if it contains a ":" (colon); it assumes the argument is a component name if it contains a "/" (forward-slash); otherwise it assumes the argument is a package name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'Liberation Mono', Menlo, Courier, monospace"/>
    <style:font-face style:name="Lohit Devanagari1" svg:font-family="'Lohit Devanagari'"/>
    <style:font-face style:name="Roboto" svg:font-family="Roboto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4T17:16:45.857732897</meta:creation-date>
    <dc:date>2021-10-04T17:18:03.116580206</dc:date>
    <meta:editing-duration>PT1M18S</meta:editing-duration>
    <meta:editing-cycles>1</meta:editing-cycles>
    <meta:document-statistic meta:table-count="0" meta:image-count="0" meta:object-count="0" meta:page-count="4" meta:paragraph-count="84" meta:word-count="446" meta:character-count="3683" meta:non-whitespace-character-count="3355"/>
    <meta:generator>LibreOffice/6.4.7.2$Linux_X86_64 LibreOffice_project/40$Build-2</meta:generator>
  </office:meta>
</office:document-meta>
</file>